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 style:list-style-name="L1">
      <style:paragraph-properties fo:padding="0.0193in" fo:border="0.0008in solid #d9d9e3"/>
    </style:style>
    <style:style style:name="P3" style:family="paragraph" style:parent-style-name="Text_20_body" style:list-style-name="L2">
      <style:paragraph-properties fo:padding="0.0193in" fo:border="0.0008in solid #d9d9e3"/>
    </style:style>
    <style:style style:name="P4" style:family="paragraph" style:parent-style-name="Text_20_body" style:list-style-name="L3">
      <style:paragraph-properties fo:padding="0.0193in" fo:border="0.0008in solid #d9d9e3"/>
    </style:style>
    <style:style style:name="P5" style:family="paragraph" style:parent-style-name="Text_20_body" style:list-style-name="L1">
      <style:paragraph-properties fo:margin-top="0in" fo:margin-bottom="0in" fo:padding="0.0193in" fo:border="0.0008in solid #d9d9e3"/>
    </style:style>
    <style:style style:name="P6" style:family="paragraph" style:parent-style-name="Text_20_body" style:list-style-name="L2">
      <style:paragraph-properties fo:margin-top="0in" fo:margin-bottom="0in" fo:padding="0.0193in" fo:border="0.0008in solid #d9d9e3"/>
    </style:style>
    <style:style style:name="P7" style:family="paragraph" style:parent-style-name="Text_20_body" style:list-style-name="L3">
      <style:paragraph-properties fo:margin-top="0in" fo:margin-bottom="0in" fo:padding="0.0193in" fo:border="0.0008in solid #d9d9e3"/>
    </style:style>
    <style:style style:name="P8" style:family="paragraph" style:parent-style-name="Heading_20_4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line-break/>Часть 1: Введение в SQL</text:h>
      <text:h text:style-name="P8" text:outline-level="4">1.1 Основы баз данных</text:h>
      <text:p text:style-name="P1">Реляционные базы данных:</text:p>
      <text:list xml:id="list6207906614661421046" text:style-name="L1">
        <text:list-item>
          <text:p text:style-name="P5">Объяснение реляционной модели данных.</text:p>
        </text:list-item>
        <text:list-item>
          <text:p text:style-name="P5">Определение терминов: таблицы, строки, столбцы, ключи.</text:p>
        </text:list-item>
        <text:list-item>
          <text:p text:style-name="P2">Описание структуры базы данных с использованием схемы ER (сущность-связь).</text:p>
        </text:list-item>
      </text:list>
      <text:p text:style-name="P1">Типы данных в SQL:</text:p>
      <text:list xml:id="list2534596950127876416" text:style-name="L2">
        <text:list-item>
          <text:p text:style-name="P6">Обзор основных типов данных: целочисленные, числовые с плавающей точкой, строковые, дата/время и другие специальные типы.</text:p>
        </text:list-item>
        <text:list-item>
          <text:p text:style-name="P3">Использование типов данных для оптимизации хранения данных.</text:p>
        </text:list-item>
      </text:list>
      <text:h text:style-name="P8" text:outline-level="4">1.2 Основные операции SQL</text:h>
      <text:list xml:id="list7076141436265135693" text:style-name="L3">
        <text:list-item>
          <text:p text:style-name="P4"><text:span text:style-name="Strong_20_Emphasis">SELECT:</text:span></text:p>
          <text:list>
            <text:list-item>
              <text:p text:style-name="P7">Синтаксис SELECT для выбора данных из одной или нескольких таблиц.</text:p>
            </text:list-item>
            <text:list-item>
              <text:p text:style-name="P7">Выборка всех столбцов или конкретных столбцов из таблицы.</text:p>
            </text:list-item>
            <text:list-item>
              <text:p text:style-name="P7">Использование псевдонимов столбцов.</text:p>
            </text:list-item>
          </text:list>
        </text:list-item>
        <text:list-item>
          <text:p text:style-name="P4"><text:span text:style-name="Strong_20_Emphasis">INSERT:</text:span></text:p>
          <text:list>
            <text:list-item>
              <text:p text:style-name="P7">Добавление данных в таблицу.</text:p>
            </text:list-item>
            <text:list-item>
              <text:p text:style-name="P7">Работа с одиночными или множественными строками данных.</text:p>
            </text:list-item>
            <text:list-item>
              <text:p text:style-name="P7">Вставка данных с использованием подзапросов.</text:p>
            </text:list-item>
          </text:list>
        </text:list-item>
        <text:list-item>
          <text:p text:style-name="P4"><text:span text:style-name="Strong_20_Emphasis">UPDATE:</text:span></text:p>
          <text:list>
            <text:list-item>
              <text:p text:style-name="P7">Изменение существующих записей в таблице.</text:p>
            </text:list-item>
            <text:list-item>
              <text:p text:style-name="P7">Обновление данных с использованием условий WHERE.</text:p>
            </text:list-item>
          </text:list>
        </text:list-item>
        <text:list-item>
          <text:p text:style-name="P4"><text:span text:style-name="Strong_20_Emphasis">DELETE:</text:span></text:p>
          <text:list>
            <text:list-item>
              <text:p text:style-name="P7">Удаление данных из таблицы.</text:p>
            </text:list-item>
            <text:list-item>
              <text:p text:style-name="P7">Осторожное использование, чтобы избежать потери данных.</text:p>
            </text:list-item>
          </text:list>
        </text:list-item>
        <text:list-item>
          <text:p text:style-name="P4"><text:span text:style-name="Strong_20_Emphasis">Фильтрация данных (WHERE):</text:span></text:p>
          <text:list>
            <text:list-item>
              <text:p text:style-name="P7">Использование операторов сравнения (&gt;, &lt;, =, BETWEEN, IN) для фильтрации строк.</text:p>
            </text:list-item>
            <text:list-item>
              <text:p text:style-name="P7">Логические операторы (AND, OR, NOT) для составления сложных условий.</text:p>
            </text:list-item>
          </text:list>
        </text:list-item>
        <text:list-item>
          <text:p text:style-name="P4"><text:span text:style-name="Strong_20_Emphasis">Сортировка данных (ORDER BY):</text:span></text:p>
          <text:list>
            <text:list-item>
              <text:p text:style-name="P7">Сортировка результатов запроса по определенным столбцам.</text:p>
            </text:list-item>
            <text:list-item>
              <text:p text:style-name="P7">Указание порядка сортировки (ASC, DESC).</text:p>
            </text:list-item>
          </text:list>
        </text:list-item>
        <text:list-item>
          <text:p text:style-name="P4"><text:span text:style-name="Strong_20_Emphasis">Ограничение результатов (LIMIT):</text:span></text:p>
          <text:list>
            <text:list-item>
              <text:p text:style-name="P4">Ограничение числа строк, возвращаемых запросом.</text:p>
            </text:list-item>
          </text:list>
        </text:list-item>
      </text:list>
      <text:p text:style-name="P1">Каждая операция SQL должна быть проиллюстрирована примерами и практическими <text:soft-page-break/>заданиями для закрепления материала. Также важно объяснить использование ключевых слов и концепций на реальных примерах, чтобы учащиеся могли лучше понять, как применять SQL в реальных сценариях разработк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1T22:41:45.29</dc:date>
    <meta:document-statistic meta:table-count="0" meta:image-count="0" meta:object-count="0" meta:page-count="2" meta:paragraph-count="33" meta:word-count="232" meta:character-count="1628"/>
    <dc:creator>Dima Wide</dc:creator>
    <meta:user-defined meta:name="Info 1"/>
    <meta:user-defined meta:name="Info 2"/>
    <meta:user-defined meta:name="Info 3"/>
    <meta:user-defined meta:name="Info 4"/>
  </office:meta>
</office:document-meta>
</file>